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1.9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8.71pt"/>
    </style:style>
    <style:style style:name="co4" style:family="table-column">
      <style:table-column-properties fo:break-before="auto" style:column-width="111.4pt"/>
    </style:style>
    <style:style style:name="co5" style:family="table-column">
      <style:table-column-properties fo:break-before="auto" style:column-width="116.79pt"/>
    </style:style>
    <style:style style:name="co6" style:family="table-column">
      <style:table-column-properties fo:break-before="auto" style:column-width="118.35pt"/>
    </style:style>
    <style:style style:name="co7" style:family="table-column">
      <style:table-column-properties fo:break-before="auto" style:column-width="123.76pt"/>
    </style:style>
    <style:style style:name="co8" style:family="table-column">
      <style:table-column-properties fo:break-before="auto" style:column-width="80.5pt"/>
    </style:style>
    <style:style style:name="co9" style:family="table-column">
      <style:table-column-properties fo:break-before="auto" style:column-width="94.39pt"/>
    </style:style>
    <style:style style:name="co10" style:family="table-column">
      <style:table-column-properties fo:break-before="auto" style:column-width="92.1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130.71pt"/>
    </style:style>
    <style:style style:name="co13" style:family="table-column">
      <style:table-column-properties fo:break-before="auto" style:column-width="123.99pt"/>
    </style:style>
    <style:style style:name="co14" style:family="table-column">
      <style:table-column-properties fo:break-before="auto" style:column-width="129.15pt"/>
    </style:style>
    <style:style style:name="co15" style:family="table-column">
      <style:table-column-properties fo:break-before="auto" style:column-width="97.26pt"/>
    </style:style>
    <style:style style:name="co16" style:family="table-column">
      <style:table-column-properties fo:break-before="auto" style:column-width="94.14pt"/>
    </style:style>
    <style:style style:name="co17" style:family="table-column">
      <style:table-column-properties fo:break-before="auto" style:column-width="121.95pt"/>
    </style:style>
    <style:style style:name="co18" style:family="table-column">
      <style:table-column-properties fo:break-before="auto" style:column-width="139.95pt"/>
    </style:style>
    <style:style style:name="co19" style:family="table-column">
      <style:table-column-properties fo:break-before="auto" style:column-width="135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43"/>
    <style:style style:name="ce2" style:family="table-cell" style:parent-style-name="Default" style:data-style-name="N61"/>
    <style:style style:name="ce3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AEA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AEA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32768" calcext:value-type="float">
            <text:p>32768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126" calcext:value-type="float">
            <text:p>12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/>
          <table:table-cell office:value-type="float" office:value="0.693317" calcext:value-type="float">
            <text:p>0.6933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B3]*4/1000000" office:value-type="float" office:value="16.515072" calcext:value-type="float">
            <text:p>16.5150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0803287" calcext:value-type="float">
            <text:p>0.00803287</text:p>
          </table:table-cell>
          <table:table-cell office:value-type="float" office:value="0.232079" calcext:value-type="float">
            <text:p>0.232079</text:p>
          </table:table-cell>
          <table:table-cell office:value-type="float" office:value="0.00802567" calcext:value-type="float">
            <text:p>0.00802567</text:p>
          </table:table-cell>
          <table:table-cell office:value-type="float" office:value="0.232079" calcext:value-type="float">
            <text:p>0.232079</text:p>
          </table:table-cell>
          <table:table-cell office:value-type="float" office:value="0.00158308" calcext:value-type="float">
            <text:p>0.00158308</text:p>
          </table:table-cell>
          <table:table-cell office:value-type="float" office:value="0.233511" calcext:value-type="float">
            <text:p>0.233511</text:p>
          </table:table-cell>
          <table:table-cell office:value-type="float" office:value="0.0012892" calcext:value-type="float">
            <text:p>0.0012892</text:p>
          </table:table-cell>
          <table:table-cell office:value-type="float" office:value="0.233511" calcext:value-type="float">
            <text:p>0.2335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227617" calcext:value-type="float">
            <text:p>0.227617</text:p>
          </table:table-cell>
          <table:table-cell/>
          <table:table-cell office:value-type="float" office:value="0.227617" calcext:value-type="float">
            <text:p>0.227617</text:p>
          </table:table-cell>
          <table:table-cell/>
          <table:table-cell office:value-type="float" office:value="0.228223" calcext:value-type="float">
            <text:p>0.228223</text:p>
          </table:table-cell>
          <table:table-cell/>
          <table:table-cell office:value-type="float" office:value="0.228223" calcext:value-type="float">
            <text:p>0.228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25434" calcext:value-type="float">
            <text:p>0.225434</text:p>
          </table:table-cell>
          <table:table-cell/>
          <table:table-cell office:value-type="float" office:value="0.225434" calcext:value-type="float">
            <text:p>0.225434</text:p>
          </table:table-cell>
          <table:table-cell/>
          <table:table-cell office:value-type="float" office:value="0.225842" calcext:value-type="float">
            <text:p>0.225842</text:p>
          </table:table-cell>
          <table:table-cell/>
          <table:table-cell office:value-type="float" office:value="0.225842" calcext:value-type="float">
            <text:p>0.22584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23447" calcext:value-type="float">
            <text:p>0.223447</text:p>
          </table:table-cell>
          <table:table-cell/>
          <table:table-cell office:value-type="float" office:value="0.223447" calcext:value-type="float">
            <text:p>0.223447</text:p>
          </table:table-cell>
          <table:table-cell/>
          <table:table-cell office:value-type="float" office:value="0.223813" calcext:value-type="float">
            <text:p>0.223813</text:p>
          </table:table-cell>
          <table:table-cell/>
          <table:table-cell office:value-type="float" office:value="0.223813" calcext:value-type="float">
            <text:p>0.22381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21537" calcext:value-type="float">
            <text:p>0.221537</text:p>
          </table:table-cell>
          <table:table-cell/>
          <table:table-cell office:value-type="float" office:value="0.221537" calcext:value-type="float">
            <text:p>0.221537</text:p>
          </table:table-cell>
          <table:table-cell/>
          <table:table-cell office:value-type="float" office:value="0.221909" calcext:value-type="float">
            <text:p>0.221909</text:p>
          </table:table-cell>
          <table:table-cell/>
          <table:table-cell office:value-type="float" office:value="0.221909" calcext:value-type="float">
            <text:p>0.22190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219701" calcext:value-type="float">
            <text:p>0.219701</text:p>
          </table:table-cell>
          <table:table-cell/>
          <table:table-cell office:value-type="float" office:value="0.219701" calcext:value-type="float">
            <text:p>0.219701</text:p>
          </table:table-cell>
          <table:table-cell/>
          <table:table-cell office:value-type="float" office:value="0.220091" calcext:value-type="float">
            <text:p>0.220091</text:p>
          </table:table-cell>
          <table:table-cell/>
          <table:table-cell office:value-type="float" office:value="0.220091" calcext:value-type="float">
            <text:p>0.2200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217961" calcext:value-type="float">
            <text:p>0.217961</text:p>
          </table:table-cell>
          <table:table-cell/>
          <table:table-cell office:value-type="float" office:value="0.217961" calcext:value-type="float">
            <text:p>0.217961</text:p>
          </table:table-cell>
          <table:table-cell/>
          <table:table-cell office:value-type="float" office:value="0.218382" calcext:value-type="float">
            <text:p>0.218382</text:p>
          </table:table-cell>
          <table:table-cell/>
          <table:table-cell office:value-type="float" office:value="0.218382" calcext:value-type="float">
            <text:p>0.21838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216309" calcext:value-type="float">
            <text:p>0.216309</text:p>
          </table:table-cell>
          <table:table-cell/>
          <table:table-cell office:value-type="float" office:value="0.216309" calcext:value-type="float">
            <text:p>0.216309</text:p>
          </table:table-cell>
          <table:table-cell/>
          <table:table-cell office:value-type="float" office:value="0.216768" calcext:value-type="float">
            <text:p>0.216768</text:p>
          </table:table-cell>
          <table:table-cell/>
          <table:table-cell office:value-type="float" office:value="0.216768" calcext:value-type="float">
            <text:p>0.2167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21474" calcext:value-type="float">
            <text:p>0.21474</text:p>
          </table:table-cell>
          <table:table-cell/>
          <table:table-cell office:value-type="float" office:value="0.21474" calcext:value-type="float">
            <text:p>0.21474</text:p>
          </table:table-cell>
          <table:table-cell/>
          <table:table-cell office:value-type="float" office:value="0.215233" calcext:value-type="float">
            <text:p>0.215233</text:p>
          </table:table-cell>
          <table:table-cell/>
          <table:table-cell office:value-type="float" office:value="0.215233" calcext:value-type="float">
            <text:p>0.2152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213229" calcext:value-type="float">
            <text:p>0.213229</text:p>
          </table:table-cell>
          <table:table-cell/>
          <table:table-cell office:value-type="float" office:value="0.213229" calcext:value-type="float">
            <text:p>0.213229</text:p>
          </table:table-cell>
          <table:table-cell/>
          <table:table-cell office:value-type="float" office:value="0.213746" calcext:value-type="float">
            <text:p>0.213746</text:p>
          </table:table-cell>
          <table:table-cell/>
          <table:table-cell office:value-type="float" office:value="0.213746" calcext:value-type="float">
            <text:p>0.21374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/>
          <table:table-cell office:value-type="float" office:value="0.211768" calcext:value-type="float">
            <text:p>0.211768</text:p>
          </table:table-cell>
          <table:table-cell/>
          <table:table-cell office:value-type="float" office:value="0.211768" calcext:value-type="float">
            <text:p>0.211768</text:p>
          </table:table-cell>
          <table:table-cell/>
          <table:table-cell office:value-type="float" office:value="0.212312" calcext:value-type="float">
            <text:p>0.212312</text:p>
          </table:table-cell>
          <table:table-cell/>
          <table:table-cell office:value-type="float" office:value="0.212312" calcext:value-type="float">
            <text:p>0.21231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/>
          <table:table-cell office:value-type="float" office:value="0.210358" calcext:value-type="float">
            <text:p>0.210358</text:p>
          </table:table-cell>
          <table:table-cell/>
          <table:table-cell office:value-type="float" office:value="0.210358" calcext:value-type="float">
            <text:p>0.210358</text:p>
          </table:table-cell>
          <table:table-cell/>
          <table:table-cell office:value-type="float" office:value="0.21093" calcext:value-type="float">
            <text:p>0.21093</text:p>
          </table:table-cell>
          <table:table-cell/>
          <table:table-cell office:value-type="float" office:value="0.21093" calcext:value-type="float">
            <text:p>0.2109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/>
          <table:table-cell office:value-type="float" office:value="0.208995" calcext:value-type="float">
            <text:p>0.208995</text:p>
          </table:table-cell>
          <table:table-cell/>
          <table:table-cell office:value-type="float" office:value="0.208995" calcext:value-type="float">
            <text:p>0.208995</text:p>
          </table:table-cell>
          <table:table-cell/>
          <table:table-cell office:value-type="float" office:value="0.209602" calcext:value-type="float">
            <text:p>0.209602</text:p>
          </table:table-cell>
          <table:table-cell/>
          <table:table-cell office:value-type="float" office:value="0.209602" calcext:value-type="float">
            <text:p>0.20960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/>
          <table:table-cell office:value-type="float" office:value="0.207686" calcext:value-type="float">
            <text:p>0.207686</text:p>
          </table:table-cell>
          <table:table-cell/>
          <table:table-cell office:value-type="float" office:value="0.207686" calcext:value-type="float">
            <text:p>0.207686</text:p>
          </table:table-cell>
          <table:table-cell/>
          <table:table-cell office:value-type="float" office:value="0.208327" calcext:value-type="float">
            <text:p>0.208327</text:p>
          </table:table-cell>
          <table:table-cell/>
          <table:table-cell office:value-type="float" office:value="0.208327" calcext:value-type="float">
            <text:p>0.20832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/>
          <table:table-cell office:value-type="float" office:value="0.206427" calcext:value-type="float">
            <text:p>0.206427</text:p>
          </table:table-cell>
          <table:table-cell/>
          <table:table-cell office:value-type="float" office:value="0.206427" calcext:value-type="float">
            <text:p>0.206427</text:p>
          </table:table-cell>
          <table:table-cell/>
          <table:table-cell office:value-type="float" office:value="0.207095" calcext:value-type="float">
            <text:p>0.207095</text:p>
          </table:table-cell>
          <table:table-cell/>
          <table:table-cell office:value-type="float" office:value="0.207095" calcext:value-type="float">
            <text:p>0.20709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/>
          <table:table-cell office:value-type="float" office:value="0.20521" calcext:value-type="float">
            <text:p>0.20521</text:p>
          </table:table-cell>
          <table:table-cell/>
          <table:table-cell office:value-type="float" office:value="0.20521" calcext:value-type="float">
            <text:p>0.20521</text:p>
          </table:table-cell>
          <table:table-cell/>
          <table:table-cell office:value-type="float" office:value="0.205904" calcext:value-type="float">
            <text:p>0.205904</text:p>
          </table:table-cell>
          <table:table-cell/>
          <table:table-cell office:value-type="float" office:value="0.205904" calcext:value-type="float">
            <text:p>0.2059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7" calcext:value-type="float">
            <text:p>17</text:p>
          </table:table-cell>
          <table:table-cell/>
          <table:table-cell office:value-type="float" office:value="0.20403" calcext:value-type="float">
            <text:p>0.20403</text:p>
          </table:table-cell>
          <table:table-cell/>
          <table:table-cell office:value-type="float" office:value="0.20403" calcext:value-type="float">
            <text:p>0.20403</text:p>
          </table:table-cell>
          <table:table-cell/>
          <table:table-cell office:value-type="float" office:value="0.204753" calcext:value-type="float">
            <text:p>0.204753</text:p>
          </table:table-cell>
          <table:table-cell/>
          <table:table-cell office:value-type="float" office:value="0.204753" calcext:value-type="float">
            <text:p>0.2047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8" calcext:value-type="float">
            <text:p>18</text:p>
          </table:table-cell>
          <table:table-cell/>
          <table:table-cell office:value-type="float" office:value="0.202886" calcext:value-type="float">
            <text:p>0.202886</text:p>
          </table:table-cell>
          <table:table-cell/>
          <table:table-cell office:value-type="float" office:value="0.202886" calcext:value-type="float">
            <text:p>0.202886</text:p>
          </table:table-cell>
          <table:table-cell/>
          <table:table-cell office:value-type="float" office:value="0.203641" calcext:value-type="float">
            <text:p>0.203641</text:p>
          </table:table-cell>
          <table:table-cell/>
          <table:table-cell office:value-type="float" office:value="0.203641" calcext:value-type="float">
            <text:p>0.2036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/>
          <table:table-cell office:value-type="float" office:value="0.20178" calcext:value-type="float">
            <text:p>0.20178</text:p>
          </table:table-cell>
          <table:table-cell/>
          <table:table-cell office:value-type="float" office:value="0.20178" calcext:value-type="float">
            <text:p>0.20178</text:p>
          </table:table-cell>
          <table:table-cell/>
          <table:table-cell office:value-type="float" office:value="0.202563" calcext:value-type="float">
            <text:p>0.202563</text:p>
          </table:table-cell>
          <table:table-cell/>
          <table:table-cell office:value-type="float" office:value="0.202563" calcext:value-type="float">
            <text:p>0.20256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/>
          <table:table-cell office:value-type="float" office:value="0.200708" calcext:value-type="float">
            <text:p>0.200708</text:p>
          </table:table-cell>
          <table:table-cell/>
          <table:table-cell office:value-type="float" office:value="0.200708" calcext:value-type="float">
            <text:p>0.200708</text:p>
          </table:table-cell>
          <table:table-cell/>
          <table:table-cell office:value-type="float" office:value="0.201521" calcext:value-type="float">
            <text:p>0.201521</text:p>
          </table:table-cell>
          <table:table-cell/>
          <table:table-cell office:value-type="float" office:value="0.201521" calcext:value-type="float">
            <text:p>0.20152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/>
          <table:table-cell office:value-type="float" office:value="0.199671" calcext:value-type="float">
            <text:p>0.199671</text:p>
          </table:table-cell>
          <table:table-cell/>
          <table:table-cell office:value-type="float" office:value="0.199671" calcext:value-type="float">
            <text:p>0.199671</text:p>
          </table:table-cell>
          <table:table-cell/>
          <table:table-cell office:value-type="float" office:value="0.20051" calcext:value-type="float">
            <text:p>0.20051</text:p>
          </table:table-cell>
          <table:table-cell/>
          <table:table-cell office:value-type="float" office:value="0.20051" calcext:value-type="float">
            <text:p>0.2005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2" calcext:value-type="float">
            <text:p>22</text:p>
          </table:table-cell>
          <table:table-cell/>
          <table:table-cell office:value-type="float" office:value="0.198664" calcext:value-type="float">
            <text:p>0.198664</text:p>
          </table:table-cell>
          <table:table-cell/>
          <table:table-cell office:value-type="float" office:value="0.198664" calcext:value-type="float">
            <text:p>0.198664</text:p>
          </table:table-cell>
          <table:table-cell/>
          <table:table-cell office:value-type="float" office:value="0.19953" calcext:value-type="float">
            <text:p>0.19953</text:p>
          </table:table-cell>
          <table:table-cell/>
          <table:table-cell office:value-type="float" office:value="0.19953" calcext:value-type="float">
            <text:p>0.1995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3" calcext:value-type="float">
            <text:p>23</text:p>
          </table:table-cell>
          <table:table-cell/>
          <table:table-cell office:value-type="float" office:value="0.197687" calcext:value-type="float">
            <text:p>0.197687</text:p>
          </table:table-cell>
          <table:table-cell/>
          <table:table-cell office:value-type="float" office:value="0.197687" calcext:value-type="float">
            <text:p>0.197687</text:p>
          </table:table-cell>
          <table:table-cell/>
          <table:table-cell office:value-type="float" office:value="0.198578" calcext:value-type="float">
            <text:p>0.198578</text:p>
          </table:table-cell>
          <table:table-cell/>
          <table:table-cell office:value-type="float" office:value="0.198578" calcext:value-type="float">
            <text:p>0.19857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/>
          <table:table-cell office:value-type="float" office:value="0.19674" calcext:value-type="float">
            <text:p>0.19674</text:p>
          </table:table-cell>
          <table:table-cell/>
          <table:table-cell office:value-type="float" office:value="0.19674" calcext:value-type="float">
            <text:p>0.19674</text:p>
          </table:table-cell>
          <table:table-cell/>
          <table:table-cell office:value-type="float" office:value="0.197657" calcext:value-type="float">
            <text:p>0.197657</text:p>
          </table:table-cell>
          <table:table-cell/>
          <table:table-cell office:value-type="float" office:value="0.197657" calcext:value-type="float">
            <text:p>0.19765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/>
          <table:table-cell office:value-type="float" office:value="0.195829" calcext:value-type="float">
            <text:p>0.195829</text:p>
          </table:table-cell>
          <table:table-cell/>
          <table:table-cell office:value-type="float" office:value="0.195829" calcext:value-type="float">
            <text:p>0.195829</text:p>
          </table:table-cell>
          <table:table-cell/>
          <table:table-cell office:value-type="float" office:value="0.196767" calcext:value-type="float">
            <text:p>0.196767</text:p>
          </table:table-cell>
          <table:table-cell/>
          <table:table-cell office:value-type="float" office:value="0.196767" calcext:value-type="float">
            <text:p>0.19676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/>
          <table:table-cell office:value-type="float" office:value="0.194942" calcext:value-type="float">
            <text:p>0.194942</text:p>
          </table:table-cell>
          <table:table-cell/>
          <table:table-cell office:value-type="float" office:value="0.194942" calcext:value-type="float">
            <text:p>0.194942</text:p>
          </table:table-cell>
          <table:table-cell/>
          <table:table-cell office:value-type="float" office:value="0.195904" calcext:value-type="float">
            <text:p>0.195904</text:p>
          </table:table-cell>
          <table:table-cell/>
          <table:table-cell office:value-type="float" office:value="0.195904" calcext:value-type="float">
            <text:p>0.19590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/>
          <table:table-cell office:value-type="float" office:value="0.194084" calcext:value-type="float">
            <text:p>0.194084</text:p>
          </table:table-cell>
          <table:table-cell/>
          <table:table-cell office:value-type="float" office:value="0.194084" calcext:value-type="float">
            <text:p>0.194084</text:p>
          </table:table-cell>
          <table:table-cell/>
          <table:table-cell office:value-type="float" office:value="0.195071" calcext:value-type="float">
            <text:p>0.195071</text:p>
          </table:table-cell>
          <table:table-cell/>
          <table:table-cell office:value-type="float" office:value="0.195071" calcext:value-type="float">
            <text:p>0.1950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/>
          <table:table-cell office:value-type="float" office:value="0.193254" calcext:value-type="float">
            <text:p>0.193254</text:p>
          </table:table-cell>
          <table:table-cell/>
          <table:table-cell office:value-type="float" office:value="0.193254" calcext:value-type="float">
            <text:p>0.193254</text:p>
          </table:table-cell>
          <table:table-cell/>
          <table:table-cell office:value-type="float" office:value="0.194264" calcext:value-type="float">
            <text:p>0.194264</text:p>
          </table:table-cell>
          <table:table-cell/>
          <table:table-cell office:value-type="float" office:value="0.194264" calcext:value-type="float">
            <text:p>0.19426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29" calcext:value-type="float">
            <text:p>29</text:p>
          </table:table-cell>
          <table:table-cell/>
          <table:table-cell office:value-type="float" office:value="0.192451" calcext:value-type="float">
            <text:p>0.192451</text:p>
          </table:table-cell>
          <table:table-cell/>
          <table:table-cell office:value-type="float" office:value="0.192451" calcext:value-type="float">
            <text:p>0.192451</text:p>
          </table:table-cell>
          <table:table-cell/>
          <table:table-cell office:value-type="float" office:value="0.19348" calcext:value-type="float">
            <text:p>0.19348</text:p>
          </table:table-cell>
          <table:table-cell/>
          <table:table-cell office:value-type="float" office:value="0.19348" calcext:value-type="float">
            <text:p>0.1934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0" calcext:value-type="float">
            <text:p>30</text:p>
          </table:table-cell>
          <table:table-cell/>
          <table:table-cell office:value-type="float" office:value="0.191671" calcext:value-type="float">
            <text:p>0.191671</text:p>
          </table:table-cell>
          <table:table-cell/>
          <table:table-cell office:value-type="float" office:value="0.191671" calcext:value-type="float">
            <text:p>0.191671</text:p>
          </table:table-cell>
          <table:table-cell/>
          <table:table-cell office:value-type="float" office:value="0.192722" calcext:value-type="float">
            <text:p>0.192722</text:p>
          </table:table-cell>
          <table:table-cell/>
          <table:table-cell office:value-type="float" office:value="0.192722" calcext:value-type="float">
            <text:p>0.19272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/>
          <table:table-cell office:value-type="float" office:value="0.190918" calcext:value-type="float">
            <text:p>0.190918</text:p>
          </table:table-cell>
          <table:table-cell/>
          <table:table-cell office:value-type="float" office:value="0.190918" calcext:value-type="float">
            <text:p>0.190918</text:p>
          </table:table-cell>
          <table:table-cell/>
          <table:table-cell office:value-type="float" office:value="0.191987" calcext:value-type="float">
            <text:p>0.191987</text:p>
          </table:table-cell>
          <table:table-cell/>
          <table:table-cell office:value-type="float" office:value="0.191987" calcext:value-type="float">
            <text:p>0.191987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/>
          <table:table-cell office:value-type="float" office:value="0.190186" calcext:value-type="float">
            <text:p>0.190186</text:p>
          </table:table-cell>
          <table:table-cell/>
          <table:table-cell office:value-type="float" office:value="0.190186" calcext:value-type="float">
            <text:p>0.190186</text:p>
          </table:table-cell>
          <table:table-cell/>
          <table:table-cell office:value-type="float" office:value="0.191275" calcext:value-type="float">
            <text:p>0.191275</text:p>
          </table:table-cell>
          <table:table-cell/>
          <table:table-cell office:value-type="float" office:value="0.191275" calcext:value-type="float">
            <text:p>0.1912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3" calcext:value-type="float">
            <text:p>33</text:p>
          </table:table-cell>
          <table:table-cell/>
          <table:table-cell office:value-type="float" office:value="0.189478" calcext:value-type="float">
            <text:p>0.189478</text:p>
          </table:table-cell>
          <table:table-cell/>
          <table:table-cell office:value-type="float" office:value="0.189478" calcext:value-type="float">
            <text:p>0.189478</text:p>
          </table:table-cell>
          <table:table-cell/>
          <table:table-cell office:value-type="float" office:value="0.190584" calcext:value-type="float">
            <text:p>0.190584</text:p>
          </table:table-cell>
          <table:table-cell/>
          <table:table-cell office:value-type="float" office:value="0.190584" calcext:value-type="float">
            <text:p>0.19058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4" calcext:value-type="float">
            <text:p>34</text:p>
          </table:table-cell>
          <table:table-cell/>
          <table:table-cell office:value-type="float" office:value="0.188792" calcext:value-type="float">
            <text:p>0.188792</text:p>
          </table:table-cell>
          <table:table-cell/>
          <table:table-cell office:value-type="float" office:value="0.188792" calcext:value-type="float">
            <text:p>0.188792</text:p>
          </table:table-cell>
          <table:table-cell/>
          <table:table-cell office:value-type="float" office:value="0.189916" calcext:value-type="float">
            <text:p>0.189916</text:p>
          </table:table-cell>
          <table:table-cell/>
          <table:table-cell office:value-type="float" office:value="0.189916" calcext:value-type="float">
            <text:p>0.189916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5" calcext:value-type="float">
            <text:p>35</text:p>
          </table:table-cell>
          <table:table-cell/>
          <table:table-cell office:value-type="float" office:value="0.188127" calcext:value-type="float">
            <text:p>0.188127</text:p>
          </table:table-cell>
          <table:table-cell/>
          <table:table-cell office:value-type="float" office:value="0.188127" calcext:value-type="float">
            <text:p>0.188127</text:p>
          </table:table-cell>
          <table:table-cell/>
          <table:table-cell office:value-type="float" office:value="0.189268" calcext:value-type="float">
            <text:p>0.189268</text:p>
          </table:table-cell>
          <table:table-cell/>
          <table:table-cell office:value-type="float" office:value="0.189268" calcext:value-type="float">
            <text:p>0.18926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6" calcext:value-type="float">
            <text:p>36</text:p>
          </table:table-cell>
          <table:table-cell/>
          <table:table-cell office:value-type="float" office:value="0.187484" calcext:value-type="float">
            <text:p>0.187484</text:p>
          </table:table-cell>
          <table:table-cell/>
          <table:table-cell office:value-type="float" office:value="0.187484" calcext:value-type="float">
            <text:p>0.187484</text:p>
          </table:table-cell>
          <table:table-cell/>
          <table:table-cell office:value-type="float" office:value="0.188641" calcext:value-type="float">
            <text:p>0.188641</text:p>
          </table:table-cell>
          <table:table-cell/>
          <table:table-cell office:value-type="float" office:value="0.188641" calcext:value-type="float">
            <text:p>0.18864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7" calcext:value-type="float">
            <text:p>37</text:p>
          </table:table-cell>
          <table:table-cell/>
          <table:table-cell office:value-type="float" office:value="0.18686" calcext:value-type="float">
            <text:p>0.18686</text:p>
          </table:table-cell>
          <table:table-cell/>
          <table:table-cell office:value-type="float" office:value="0.18686" calcext:value-type="float">
            <text:p>0.18686</text:p>
          </table:table-cell>
          <table:table-cell/>
          <table:table-cell office:value-type="float" office:value="0.188033" calcext:value-type="float">
            <text:p>0.188033</text:p>
          </table:table-cell>
          <table:table-cell/>
          <table:table-cell office:value-type="float" office:value="0.188033" calcext:value-type="float">
            <text:p>0.1880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8" calcext:value-type="float">
            <text:p>38</text:p>
          </table:table-cell>
          <table:table-cell/>
          <table:table-cell office:value-type="float" office:value="0.186256" calcext:value-type="float">
            <text:p>0.186256</text:p>
          </table:table-cell>
          <table:table-cell/>
          <table:table-cell office:value-type="float" office:value="0.186256" calcext:value-type="float">
            <text:p>0.186256</text:p>
          </table:table-cell>
          <table:table-cell/>
          <table:table-cell office:value-type="float" office:value="0.187443" calcext:value-type="float">
            <text:p>0.187443</text:p>
          </table:table-cell>
          <table:table-cell/>
          <table:table-cell office:value-type="float" office:value="0.187443" calcext:value-type="float">
            <text:p>0.18744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39" calcext:value-type="float">
            <text:p>39</text:p>
          </table:table-cell>
          <table:table-cell/>
          <table:table-cell office:value-type="float" office:value="0.185671" calcext:value-type="float">
            <text:p>0.185671</text:p>
          </table:table-cell>
          <table:table-cell/>
          <table:table-cell office:value-type="float" office:value="0.185671" calcext:value-type="float">
            <text:p>0.185671</text:p>
          </table:table-cell>
          <table:table-cell/>
          <table:table-cell office:value-type="float" office:value="0.186875" calcext:value-type="float">
            <text:p>0.186875</text:p>
          </table:table-cell>
          <table:table-cell/>
          <table:table-cell office:value-type="float" office:value="0.186875" calcext:value-type="float">
            <text:p>0.1868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0" calcext:value-type="float">
            <text:p>40</text:p>
          </table:table-cell>
          <table:table-cell/>
          <table:table-cell office:value-type="float" office:value="0.185108" calcext:value-type="float">
            <text:p>0.185108</text:p>
          </table:table-cell>
          <table:table-cell/>
          <table:table-cell office:value-type="float" office:value="0.185108" calcext:value-type="float">
            <text:p>0.185108</text:p>
          </table:table-cell>
          <table:table-cell/>
          <table:table-cell office:value-type="float" office:value="0.186323" calcext:value-type="float">
            <text:p>0.186323</text:p>
          </table:table-cell>
          <table:table-cell/>
          <table:table-cell office:value-type="float" office:value="0.186323" calcext:value-type="float">
            <text:p>0.18632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0.184559" calcext:value-type="float">
            <text:p>0.184559</text:p>
          </table:table-cell>
          <table:table-cell/>
          <table:table-cell office:value-type="float" office:value="0.184559" calcext:value-type="float">
            <text:p>0.184559</text:p>
          </table:table-cell>
          <table:table-cell/>
          <table:table-cell office:value-type="float" office:value="0.185788" calcext:value-type="float">
            <text:p>0.185788</text:p>
          </table:table-cell>
          <table:table-cell/>
          <table:table-cell office:value-type="float" office:value="0.185788" calcext:value-type="float">
            <text:p>0.185788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2" calcext:value-type="float">
            <text:p>42</text:p>
          </table:table-cell>
          <table:table-cell/>
          <table:table-cell office:value-type="float" office:value="0.184032" calcext:value-type="float">
            <text:p>0.184032</text:p>
          </table:table-cell>
          <table:table-cell/>
          <table:table-cell office:value-type="float" office:value="0.184032" calcext:value-type="float">
            <text:p>0.184032</text:p>
          </table:table-cell>
          <table:table-cell/>
          <table:table-cell office:value-type="float" office:value="0.185274" calcext:value-type="float">
            <text:p>0.185274</text:p>
          </table:table-cell>
          <table:table-cell/>
          <table:table-cell office:value-type="float" office:value="0.185274" calcext:value-type="float">
            <text:p>0.18527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3" calcext:value-type="float">
            <text:p>43</text:p>
          </table:table-cell>
          <table:table-cell/>
          <table:table-cell office:value-type="float" office:value="0.18352" calcext:value-type="float">
            <text:p>0.18352</text:p>
          </table:table-cell>
          <table:table-cell/>
          <table:table-cell office:value-type="float" office:value="0.18352" calcext:value-type="float">
            <text:p>0.18352</text:p>
          </table:table-cell>
          <table:table-cell/>
          <table:table-cell office:value-type="float" office:value="0.184775" calcext:value-type="float">
            <text:p>0.184775</text:p>
          </table:table-cell>
          <table:table-cell/>
          <table:table-cell office:value-type="float" office:value="0.184775" calcext:value-type="float">
            <text:p>0.18477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4" calcext:value-type="float">
            <text:p>44</text:p>
          </table:table-cell>
          <table:table-cell/>
          <table:table-cell office:value-type="float" office:value="0.183026" calcext:value-type="float">
            <text:p>0.183026</text:p>
          </table:table-cell>
          <table:table-cell/>
          <table:table-cell office:value-type="float" office:value="0.183026" calcext:value-type="float">
            <text:p>0.183026</text:p>
          </table:table-cell>
          <table:table-cell/>
          <table:table-cell office:value-type="float" office:value="0.184292" calcext:value-type="float">
            <text:p>0.184292</text:p>
          </table:table-cell>
          <table:table-cell/>
          <table:table-cell office:value-type="float" office:value="0.184292" calcext:value-type="float">
            <text:p>0.1842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5" calcext:value-type="float">
            <text:p>45</text:p>
          </table:table-cell>
          <table:table-cell/>
          <table:table-cell office:value-type="float" office:value="0.182548" calcext:value-type="float">
            <text:p>0.182548</text:p>
          </table:table-cell>
          <table:table-cell/>
          <table:table-cell office:value-type="float" office:value="0.182548" calcext:value-type="float">
            <text:p>0.182548</text:p>
          </table:table-cell>
          <table:table-cell/>
          <table:table-cell office:value-type="float" office:value="0.183825" calcext:value-type="float">
            <text:p>0.183825</text:p>
          </table:table-cell>
          <table:table-cell/>
          <table:table-cell office:value-type="float" office:value="0.183825" calcext:value-type="float">
            <text:p>0.183825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6" calcext:value-type="float">
            <text:p>46</text:p>
          </table:table-cell>
          <table:table-cell/>
          <table:table-cell office:value-type="float" office:value="0.182085" calcext:value-type="float">
            <text:p>0.182085</text:p>
          </table:table-cell>
          <table:table-cell/>
          <table:table-cell office:value-type="float" office:value="0.182085" calcext:value-type="float">
            <text:p>0.182085</text:p>
          </table:table-cell>
          <table:table-cell/>
          <table:table-cell office:value-type="float" office:value="0.183371" calcext:value-type="float">
            <text:p>0.183371</text:p>
          </table:table-cell>
          <table:table-cell/>
          <table:table-cell office:value-type="float" office:value="0.183371" calcext:value-type="float">
            <text:p>0.18337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7" calcext:value-type="float">
            <text:p>47</text:p>
          </table:table-cell>
          <table:table-cell/>
          <table:table-cell office:value-type="float" office:value="0.181637" calcext:value-type="float">
            <text:p>0.181637</text:p>
          </table:table-cell>
          <table:table-cell/>
          <table:table-cell office:value-type="float" office:value="0.181637" calcext:value-type="float">
            <text:p>0.181637</text:p>
          </table:table-cell>
          <table:table-cell/>
          <table:table-cell office:value-type="float" office:value="0.182934" calcext:value-type="float">
            <text:p>0.182934</text:p>
          </table:table-cell>
          <table:table-cell/>
          <table:table-cell office:value-type="float" office:value="0.182934" calcext:value-type="float">
            <text:p>0.182934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8" calcext:value-type="float">
            <text:p>48</text:p>
          </table:table-cell>
          <table:table-cell/>
          <table:table-cell office:value-type="float" office:value="0.181203" calcext:value-type="float">
            <text:p>0.181203</text:p>
          </table:table-cell>
          <table:table-cell/>
          <table:table-cell office:value-type="float" office:value="0.181203" calcext:value-type="float">
            <text:p>0.181203</text:p>
          </table:table-cell>
          <table:table-cell/>
          <table:table-cell office:value-type="float" office:value="0.182509" calcext:value-type="float">
            <text:p>0.182509</text:p>
          </table:table-cell>
          <table:table-cell/>
          <table:table-cell office:value-type="float" office:value="0.182509" calcext:value-type="float">
            <text:p>0.18250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49" calcext:value-type="float">
            <text:p>49</text:p>
          </table:table-cell>
          <table:table-cell/>
          <table:table-cell office:value-type="float" office:value="0.180784" calcext:value-type="float">
            <text:p>0.180784</text:p>
          </table:table-cell>
          <table:table-cell/>
          <table:table-cell office:value-type="float" office:value="0.180784" calcext:value-type="float">
            <text:p>0.180784</text:p>
          </table:table-cell>
          <table:table-cell/>
          <table:table-cell office:value-type="float" office:value="0.182099" calcext:value-type="float">
            <text:p>0.182099</text:p>
          </table:table-cell>
          <table:table-cell/>
          <table:table-cell office:value-type="float" office:value="0.182099" calcext:value-type="float">
            <text:p>0.182099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50" calcext:value-type="float">
            <text:p>50</text:p>
          </table:table-cell>
          <table:table-cell/>
          <table:table-cell office:value-type="float" office:value="0.180377" calcext:value-type="float">
            <text:p>0.180377</text:p>
          </table:table-cell>
          <table:table-cell/>
          <table:table-cell office:value-type="float" office:value="0.180377" calcext:value-type="float">
            <text:p>0.180377</text:p>
          </table:table-cell>
          <table:table-cell/>
          <table:table-cell office:value-type="float" office:value="0.181701" calcext:value-type="float">
            <text:p>0.181701</text:p>
          </table:table-cell>
          <table:table-cell/>
          <table:table-cell office:value-type="float" office:value="0.181701" calcext:value-type="float">
            <text:p>0.181701</text:p>
          </table:table-cell>
          <table:table-cell table:number-columns-repeated="6"/>
        </table:table-row>
      </table:table>
      <table:table table:name="KDD2" table:style-name="ta1">
        <table:table-column table:style-name="co1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KDD2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131329" calcext:value-type="float">
            <text:p>131329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330" calcext:value-type="float">
            <text:p>233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/>
          <table:table-cell office:value-type="float" office:value="0.69319" calcext:value-type="float">
            <text:p>0.6931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B3]*4/1000000" office:value-type="float" office:value="1223.98628" calcext:value-type="float">
            <text:p>1223.986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0727" calcext:value-type="float">
            <text:p>0.60727</text:p>
          </table:table-cell>
          <table:table-cell office:value-type="float" office:value="0.350055" calcext:value-type="float">
            <text:p>0.350055</text:p>
          </table:table-cell>
          <table:table-cell office:value-type="float" office:value="0.352968" calcext:value-type="float">
            <text:p>0.352968</text:p>
          </table:table-cell>
          <table:table-cell office:value-type="float" office:value="0.350055" calcext:value-type="float">
            <text:p>0.350055</text:p>
          </table:table-cell>
          <table:table-cell office:value-type="float" office:value="0.19139" calcext:value-type="float">
            <text:p>0.19139</text:p>
          </table:table-cell>
          <table:table-cell office:value-type="float" office:value="0.350055" calcext:value-type="float">
            <text:p>0.350055</text:p>
          </table:table-cell>
          <table:table-cell office:value-type="float" office:value="0.117413" calcext:value-type="float">
            <text:p>0.117413</text:p>
          </table:table-cell>
          <table:table-cell office:value-type="float" office:value="0.350055" calcext:value-type="float">
            <text:p>0.350055</text:p>
          </table:table-cell>
          <table:table-cell office:value-type="float" office:value="0.107022" calcext:value-type="float">
            <text:p>0.107022</text:p>
          </table:table-cell>
          <table:table-cell office:value-type="float" office:value="0.350055" calcext:value-type="float">
            <text:p>0.350055</text:p>
          </table:table-cell>
          <table:table-cell office:value-type="float" office:value="0.0981508" calcext:value-type="float">
            <text:p>0.0981508</text:p>
          </table:table-cell>
          <table:table-cell office:value-type="float" office:value="0.348468" calcext:value-type="float">
            <text:p>0.348468</text:p>
          </table:table-cell>
          <table:table-cell office:value-type="float" office:value="0.0707357" calcext:value-type="float">
            <text:p>0.0707357</text:p>
          </table:table-cell>
          <table:table-cell office:value-type="float" office:value="0.348468" calcext:value-type="float">
            <text:p>0.3484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ogreg, L1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47588" calcext:value-type="float">
            <text:p>0.347588</text:p>
          </table:table-cell>
          <table:table-cell/>
          <table:table-cell office:value-type="float" office:value="0.347588" calcext:value-type="float">
            <text:p>0.347588</text:p>
          </table:table-cell>
          <table:table-cell/>
          <table:table-cell office:value-type="float" office:value="0.347588" calcext:value-type="float">
            <text:p>0.347588</text:p>
          </table:table-cell>
          <table:table-cell/>
          <table:table-cell office:value-type="float" office:value="0.347588" calcext:value-type="float">
            <text:p>0.347588</text:p>
          </table:table-cell>
          <table:table-cell/>
          <table:table-cell office:value-type="float" office:value="0.347588" calcext:value-type="float">
            <text:p>0.347588</text:p>
          </table:table-cell>
          <table:table-cell/>
          <table:table-cell office:value-type="float" office:value="0.348276" calcext:value-type="float">
            <text:p>0.348276</text:p>
          </table:table-cell>
          <table:table-cell/>
          <table:table-cell office:value-type="float" office:value="0.348276" calcext:value-type="float">
            <text:p>0.34827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C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347087" calcext:value-type="float">
            <text:p>0.347087</text:p>
          </table:table-cell>
          <table:table-cell/>
          <table:table-cell office:value-type="float" office:value="0.347087" calcext:value-type="float">
            <text:p>0.347087</text:p>
          </table:table-cell>
          <table:table-cell/>
          <table:table-cell office:value-type="float" office:value="0.347087" calcext:value-type="float">
            <text:p>0.347087</text:p>
          </table:table-cell>
          <table:table-cell/>
          <table:table-cell office:value-type="float" office:value="0.347087" calcext:value-type="float">
            <text:p>0.347087</text:p>
          </table:table-cell>
          <table:table-cell/>
          <table:table-cell office:value-type="float" office:value="0.347087" calcext:value-type="float">
            <text:p>0.347087</text:p>
          </table:table-cell>
          <table:table-cell/>
          <table:table-cell office:value-type="float" office:value="0.348335" calcext:value-type="float">
            <text:p>0.348335</text:p>
          </table:table-cell>
          <table:table-cell/>
          <table:table-cell office:value-type="float" office:value="0.348335" calcext:value-type="float">
            <text:p>0.3483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384" calcext:value-type="float">
            <text:p>1638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346707" calcext:value-type="float">
            <text:p>0.346707</text:p>
          </table:table-cell>
          <table:table-cell/>
          <table:table-cell office:value-type="float" office:value="0.346707" calcext:value-type="float">
            <text:p>0.346707</text:p>
          </table:table-cell>
          <table:table-cell/>
          <table:table-cell office:value-type="float" office:value="0.346707" calcext:value-type="float">
            <text:p>0.346707</text:p>
          </table:table-cell>
          <table:table-cell/>
          <table:table-cell office:value-type="float" office:value="0.346707" calcext:value-type="float">
            <text:p>0.346707</text:p>
          </table:table-cell>
          <table:table-cell/>
          <table:table-cell office:value-type="float" office:value="0.346707" calcext:value-type="float">
            <text:p>0.346707</text:p>
          </table:table-cell>
          <table:table-cell/>
          <table:table-cell office:value-type="float" office:value="0.348136" calcext:value-type="float">
            <text:p>0.348136</text:p>
          </table:table-cell>
          <table:table-cell/>
          <table:table-cell office:value-type="float" office:value="0.348136" calcext:value-type="float">
            <text:p>0.34813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346383" calcext:value-type="float">
            <text:p>0.346383</text:p>
          </table:table-cell>
          <table:table-cell/>
          <table:table-cell office:value-type="float" office:value="0.346383" calcext:value-type="float">
            <text:p>0.346383</text:p>
          </table:table-cell>
          <table:table-cell/>
          <table:table-cell office:value-type="float" office:value="0.346383" calcext:value-type="float">
            <text:p>0.346383</text:p>
          </table:table-cell>
          <table:table-cell/>
          <table:table-cell office:value-type="float" office:value="0.346383" calcext:value-type="float">
            <text:p>0.346383</text:p>
          </table:table-cell>
          <table:table-cell/>
          <table:table-cell office:value-type="float" office:value="0.346383" calcext:value-type="float">
            <text:p>0.346383</text:p>
          </table:table-cell>
          <table:table-cell/>
          <table:table-cell office:value-type="float" office:value="0.347878" calcext:value-type="float">
            <text:p>0.347878</text:p>
          </table:table-cell>
          <table:table-cell/>
          <table:table-cell office:value-type="float" office:value="0.347878" calcext:value-type="float">
            <text:p>0.34787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346095" calcext:value-type="float">
            <text:p>0.346095</text:p>
          </table:table-cell>
          <table:table-cell/>
          <table:table-cell office:value-type="float" office:value="0.346095" calcext:value-type="float">
            <text:p>0.346095</text:p>
          </table:table-cell>
          <table:table-cell/>
          <table:table-cell office:value-type="float" office:value="0.346095" calcext:value-type="float">
            <text:p>0.346095</text:p>
          </table:table-cell>
          <table:table-cell/>
          <table:table-cell office:value-type="float" office:value="0.346095" calcext:value-type="float">
            <text:p>0.346095</text:p>
          </table:table-cell>
          <table:table-cell/>
          <table:table-cell office:value-type="float" office:value="0.346095" calcext:value-type="float">
            <text:p>0.346095</text:p>
          </table:table-cell>
          <table:table-cell/>
          <table:table-cell office:value-type="float" office:value="0.347633" calcext:value-type="float">
            <text:p>0.347633</text:p>
          </table:table-cell>
          <table:table-cell/>
          <table:table-cell office:value-type="float" office:value="0.347633" calcext:value-type="float">
            <text:p>0.347633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0.345829" calcext:value-type="float">
            <text:p>0.345829</text:p>
          </table:table-cell>
          <table:table-cell/>
          <table:table-cell office:value-type="float" office:value="0.345829" calcext:value-type="float">
            <text:p>0.345829</text:p>
          </table:table-cell>
          <table:table-cell/>
          <table:table-cell office:value-type="float" office:value="0.345829" calcext:value-type="float">
            <text:p>0.345829</text:p>
          </table:table-cell>
          <table:table-cell/>
          <table:table-cell office:value-type="float" office:value="0.345829" calcext:value-type="float">
            <text:p>0.345829</text:p>
          </table:table-cell>
          <table:table-cell/>
          <table:table-cell office:value-type="float" office:value="0.345829" calcext:value-type="float">
            <text:p>0.345829</text:p>
          </table:table-cell>
          <table:table-cell/>
          <table:table-cell office:value-type="float" office:value="0.347401" calcext:value-type="float">
            <text:p>0.347401</text:p>
          </table:table-cell>
          <table:table-cell/>
          <table:table-cell office:value-type="float" office:value="0.347401" calcext:value-type="float">
            <text:p>0.34740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345587" calcext:value-type="float">
            <text:p>0.345587</text:p>
          </table:table-cell>
          <table:table-cell/>
          <table:table-cell office:value-type="float" office:value="0.345587" calcext:value-type="float">
            <text:p>0.345587</text:p>
          </table:table-cell>
          <table:table-cell/>
          <table:table-cell office:value-type="float" office:value="0.345587" calcext:value-type="float">
            <text:p>0.345587</text:p>
          </table:table-cell>
          <table:table-cell/>
          <table:table-cell office:value-type="float" office:value="0.345587" calcext:value-type="float">
            <text:p>0.345587</text:p>
          </table:table-cell>
          <table:table-cell/>
          <table:table-cell office:value-type="float" office:value="0.345587" calcext:value-type="float">
            <text:p>0.345587</text:p>
          </table:table-cell>
          <table:table-cell/>
          <table:table-cell office:value-type="float" office:value="0.347192" calcext:value-type="float">
            <text:p>0.347192</text:p>
          </table:table-cell>
          <table:table-cell/>
          <table:table-cell office:value-type="float" office:value="0.347192" calcext:value-type="float">
            <text:p>0.347192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345359" calcext:value-type="float">
            <text:p>0.345359</text:p>
          </table:table-cell>
          <table:table-cell/>
          <table:table-cell office:value-type="float" office:value="0.345359" calcext:value-type="float">
            <text:p>0.345359</text:p>
          </table:table-cell>
          <table:table-cell/>
          <table:table-cell office:value-type="float" office:value="0.345359" calcext:value-type="float">
            <text:p>0.345359</text:p>
          </table:table-cell>
          <table:table-cell/>
          <table:table-cell office:value-type="float" office:value="0.345359" calcext:value-type="float">
            <text:p>0.345359</text:p>
          </table:table-cell>
          <table:table-cell/>
          <table:table-cell office:value-type="float" office:value="0.345359" calcext:value-type="float">
            <text:p>0.345359</text:p>
          </table:table-cell>
          <table:table-cell/>
          <table:table-cell office:value-type="float" office:value="0.346991" calcext:value-type="float">
            <text:p>0.346991</text:p>
          </table:table-cell>
          <table:table-cell/>
          <table:table-cell office:value-type="float" office:value="0.346991" calcext:value-type="float">
            <text:p>0.346991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345147" calcext:value-type="float">
            <text:p>0.345147</text:p>
          </table:table-cell>
          <table:table-cell/>
          <table:table-cell office:value-type="float" office:value="0.345147" calcext:value-type="float">
            <text:p>0.345147</text:p>
          </table:table-cell>
          <table:table-cell/>
          <table:table-cell office:value-type="float" office:value="0.345147" calcext:value-type="float">
            <text:p>0.345147</text:p>
          </table:table-cell>
          <table:table-cell/>
          <table:table-cell office:value-type="float" office:value="0.345147" calcext:value-type="float">
            <text:p>0.345147</text:p>
          </table:table-cell>
          <table:table-cell/>
          <table:table-cell office:value-type="float" office:value="0.345147" calcext:value-type="float">
            <text:p>0.345147</text:p>
          </table:table-cell>
          <table:table-cell/>
          <table:table-cell office:value-type="float" office:value="0.346802" calcext:value-type="float">
            <text:p>0.346802</text:p>
          </table:table-cell>
          <table:table-cell/>
          <table:table-cell office:value-type="float" office:value="0.346802" calcext:value-type="float">
            <text:p>0.346802</text:p>
          </table:table-cell>
          <table:table-cell table:number-columns-repeated="6"/>
        </table:table-row>
      </table:table>
      <table:table table:name="Netflix" table:style-name="ta1">
        <table:table-column table:style-name="co1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Netflix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CPU, 2 threads, HARP2</text:p>
          </table:table-cell>
          <table:table-cell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CPU, 14 threads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/>
        </table:table-row>
        <table:table-row table:style-name="ro1">
          <table:table-cell office:value-type="string" calcext:value-type="string">
            <text:p>#Samples</text:p>
          </table:table-cell>
          <table:table-cell table:formula="of:=4499+470758" office:value-type="float" office:value="475257" calcext:value-type="float">
            <text:p>475257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5.09728" calcext:value-type="float">
            <text:p>5.0972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B3]*4/1000000" office:value-type="float" office:value="60.832896" calcext:value-type="float">
            <text:p>60.8328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.60147" calcext:value-type="float">
            <text:p>2.60147</text:p>
          </table:table-cell>
          <table:table-cell office:value-type="float" office:value="1.65721" calcext:value-type="float">
            <text:p>1.65721</text:p>
          </table:table-cell>
          <table:table-cell table:number-columns-repeated="8"/>
          <table:table-cell office:value-type="float" office:value="0.311016" calcext:value-type="float">
            <text:p>0.311016</text:p>
          </table:table-cell>
          <table:table-cell/>
          <table:table-cell office:value-type="float" office:value="0.22983" calcext:value-type="float">
            <text:p>0.229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rmf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27493" calcext:value-type="float">
            <text:p>1.27493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.14308" calcext:value-type="float">
            <text:p>1.1430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ile Size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.08804" calcext:value-type="float">
            <text:p>1.08804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08" calcext:value-type="float">
            <text:p>0.0008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.06065" calcext:value-type="float">
            <text:p>1.06065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.04431" calcext:value-type="float">
            <text:p>1.04431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1.03297" calcext:value-type="float">
            <text:p>1.0329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1.02422" calcext:value-type="float">
            <text:p>1.02422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1.017" calcext:value-type="float">
            <text:p>1.017</text:p>
          </table:table-cell>
          <table:table-cell table:number-columns-repeated="1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1.0108" calcext:value-type="float">
            <text:p>1.0108</text:p>
          </table:table-cell>
          <table:table-cell table:number-columns-repeated="9"/>
          <table:table-cell office:value-type="float" office:value="1.01138" calcext:value-type="float">
            <text:p>1.01138</text:p>
          </table:table-cell>
          <table:table-cell/>
          <table:table-cell office:value-type="float" office:value="1.03324" calcext:value-type="float">
            <text:p>1.03324</text:p>
          </table:table-cell>
          <table:table-cell table:number-columns-repeated="6"/>
        </table:table-row>
        <table:table-row table:style-name="ro1" table:number-rows-repeated="7">
          <table:table-cell table:number-columns-repeated="24"/>
        </table:table-row>
        <table:table-row table:style-name="ro1" table:number-rows-repeated="8">
          <table:table-cell table:number-columns-repeated="5"/>
          <table:table-cell table:style-name="ce1"/>
          <table:table-cell table:number-columns-repeated="18"/>
        </table:table-row>
        <table:table-row table:style-name="ro1">
          <table:table-cell table:number-columns-repeated="5"/>
          <table:table-cell table:style-name="ce1"/>
          <table:table-cell table:number-columns-repeated="18"/>
        </table:table-row>
      </table:table>
      <table:table table:name="MUSIC" table:style-name="ta1">
        <table:table-column table:style-name="co1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MUSIC</text:p>
          </table:table-cell>
          <table:table-cell table:number-columns-repeated="2"/>
          <table:table-cell office:value-type="string" calcext:value-type="string">
            <text:p>CPU, 1 thread, HARP2</text:p>
          </table:table-cell>
          <table:table-cell/>
          <table:table-cell office:value-type="string" calcext:value-type="string">
            <text:p>FPGA, 1 thread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Samples</text:p>
          </table:table-cell>
          <table:table-cell office:value-type="float" office:value="448000" calcext:value-type="float">
            <text:p>4480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2" office:value-type="float" office:value="1999200" calcext:value-type="float">
            <text:p>2.00E+06</text:p>
          </table:table-cell>
          <table:table-cell/>
          <table:table-cell table:style-name="ce2" office:value-type="float" office:value="1999200" calcext:value-type="float">
            <text:p>2.00E+0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B3]*4/1000000" office:value-type="float" office:value="161.28" calcext:value-type="float">
            <text:p>161.2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24255" calcext:value-type="float">
            <text:p>0.0424255</text:p>
          </table:table-cell>
          <table:table-cell office:value-type="float" office:value="116.858" calcext:value-type="float">
            <text:p>116.858</text:p>
          </table:table-cell>
          <table:table-cell office:value-type="float" office:value="0.0245697" calcext:value-type="float">
            <text:p>0.0245697</text:p>
          </table:table-cell>
          <table:table-cell office:value-type="float" office:value="116.815" calcext:value-type="float">
            <text:p>116.81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07.576" calcext:value-type="float">
            <text:p>107.576</text:p>
          </table:table-cell>
          <table:table-cell/>
          <table:table-cell office:value-type="float" office:value="107.532" calcext:value-type="float">
            <text:p>107.53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02.417" calcext:value-type="float">
            <text:p>102.417</text:p>
          </table:table-cell>
          <table:table-cell/>
          <table:table-cell office:value-type="float" office:value="102.377" calcext:value-type="float">
            <text:p>102.37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99.1847" calcext:value-type="float">
            <text:p>99.1847</text:p>
          </table:table-cell>
          <table:table-cell/>
          <table:table-cell office:value-type="float" office:value="99.1455" calcext:value-type="float">
            <text:p>99.1455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6000" calcext:value-type="float">
            <text:p>160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97.0134" calcext:value-type="float">
            <text:p>97.0134</text:p>
          </table:table-cell>
          <table:table-cell/>
          <table:table-cell office:value-type="float" office:value="96.9773" calcext:value-type="float">
            <text:p>96.9773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95.4925" calcext:value-type="float">
            <text:p>95.4925</text:p>
          </table:table-cell>
          <table:table-cell/>
          <table:table-cell office:value-type="float" office:value="95.4579" calcext:value-type="float">
            <text:p>95.457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94.3858" calcext:value-type="float">
            <text:p>94.3858</text:p>
          </table:table-cell>
          <table:table-cell/>
          <table:table-cell office:value-type="float" office:value="94.3505" calcext:value-type="float">
            <text:p>94.3505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93.5582" calcext:value-type="float">
            <text:p>93.5582</text:p>
          </table:table-cell>
          <table:table-cell/>
          <table:table-cell office:value-type="float" office:value="93.523" calcext:value-type="float">
            <text:p>93.523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92.9298" calcext:value-type="float">
            <text:p>92.9298</text:p>
          </table:table-cell>
          <table:table-cell/>
          <table:table-cell office:value-type="float" office:value="92.8956" calcext:value-type="float">
            <text:p>92.895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92.4424" calcext:value-type="float">
            <text:p>92.4424</text:p>
          </table:table-cell>
          <table:table-cell/>
          <table:table-cell office:value-type="float" office:value="92.4106" calcext:value-type="float">
            <text:p>92.4106</text:p>
          </table:table-cell>
          <table:table-cell table:number-columns-repeated="15"/>
        </table:table-row>
        <table:table-row table:style-name="ro1" table:number-rows-repeated="4">
          <table:table-cell table:number-columns-repeated="23"/>
        </table:table-row>
        <table:table-row table:style-name="ro1" table:number-rows-repeated="12">
          <table:table-cell table:number-columns-repeated="7"/>
          <table:table-cell table:style-name="ce1"/>
          <table:table-cell table:number-columns-repeated="15"/>
        </table:table-row>
        <table:table-row table:style-name="ro1">
          <table:table-cell table:number-columns-repeated="7"/>
          <table:table-cell table:style-name="ce1"/>
          <table:table-cell table:number-columns-repeated="15"/>
        </table:table-row>
      </table:table>
      <table:table table:name="IM4" table:style-name="ta1">
        <table:table-column table:style-name="co1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4</text:p>
          </table:table-cell>
          <table:table-cell table:number-columns-repeated="2"/>
          <table:table-cell office:value-type="string" calcext:value-type="string">
            <text:p>CPU, 4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4" office:value-type="float" office:value="166400" calcext:value-type="float">
            <text:p>1664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.693637" calcext:value-type="float">
            <text:p>0.693637</text:p>
          </table:table-cell>
          <table:table-cell/>
          <table:table-cell office:value-type="float" office:value="0.693637" calcext:value-type="float">
            <text:p>0.69363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B3]*4/1000000" office:value-type="float" office:value="1363.1488" calcext:value-type="float">
            <text:p>1363.148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4122" calcext:value-type="float">
            <text:p>0.744122</text:p>
          </table:table-cell>
          <table:table-cell office:value-type="float" office:value="0.350483" calcext:value-type="float">
            <text:p>0.350483</text:p>
          </table:table-cell>
          <table:table-cell office:value-type="float" office:value="0.272906" calcext:value-type="float">
            <text:p>0.272906</text:p>
          </table:table-cell>
          <table:table-cell office:value-type="float" office:value="0.350482" calcext:value-type="float">
            <text:p>0.3504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0.301642" calcext:value-type="float">
            <text:p>0.301642</text:p>
          </table:table-cell>
          <table:table-cell/>
          <table:table-cell office:value-type="float" office:value="0.301639" calcext:value-type="float">
            <text:p>0.30163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0.280424" calcext:value-type="float">
            <text:p>0.280424</text:p>
          </table:table-cell>
          <table:table-cell/>
          <table:table-cell office:value-type="float" office:value="0.280421" calcext:value-type="float">
            <text:p>0.280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.268265" calcext:value-type="float">
            <text:p>0.268265</text:p>
          </table:table-cell>
          <table:table-cell/>
          <table:table-cell office:value-type="float" office:value="0.26826" calcext:value-type="float">
            <text:p>0.268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.260223" calcext:value-type="float">
            <text:p>0.260223</text:p>
          </table:table-cell>
          <table:table-cell/>
          <table:table-cell office:value-type="float" office:value="0.260217" calcext:value-type="float">
            <text:p>0.260217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0.254418" calcext:value-type="float">
            <text:p>0.254418</text:p>
          </table:table-cell>
          <table:table-cell/>
          <table:table-cell office:value-type="float" office:value="0.254411" calcext:value-type="float">
            <text:p>0.25441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0.249981" calcext:value-type="float">
            <text:p>0.249981</text:p>
          </table:table-cell>
          <table:table-cell/>
          <table:table-cell office:value-type="float" office:value="0.249972" calcext:value-type="float">
            <text:p>0.249972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float" office:value="0.246445" calcext:value-type="float">
            <text:p>0.246445</text:p>
          </table:table-cell>
          <table:table-cell/>
          <table:table-cell office:value-type="float" office:value="0.246436" calcext:value-type="float">
            <text:p>0.246436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/>
          <table:table-cell office:value-type="float" office:value="0.243541" calcext:value-type="float">
            <text:p>0.243541</text:p>
          </table:table-cell>
          <table:table-cell/>
          <table:table-cell office:value-type="float" office:value="0.243531" calcext:value-type="float">
            <text:p>0.243531</text:p>
          </table:table-cell>
          <table:table-cell table:number-columns-repeated="15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/>
          <table:table-cell office:value-type="float" office:value="0.241103" calcext:value-type="float">
            <text:p>0.241103</text:p>
          </table:table-cell>
          <table:table-cell/>
          <table:table-cell office:value-type="float" office:value="0.241091" calcext:value-type="float">
            <text:p>0.241091</text:p>
          </table:table-cell>
          <table:table-cell table:number-columns-repeated="15"/>
        </table:table-row>
      </table:table>
      <table:table table:name="IM8" table:style-name="ta1">
        <table:table-column table:style-name="co1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8</text:p>
          </table:table-cell>
          <table:table-cell table:number-columns-repeated="2"/>
          <table:table-cell office:value-type="string" calcext:value-type="string">
            <text:p>CPU, 8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Samples</text:p>
          </table:table-cell>
          <table:table-cell table:style-name="ce3" table:formula="of:=41600*8" office:value-type="float" office:value="332800" calcext:value-type="float">
            <text:p>3328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B3]*4/1000000" office:value-type="float" office:value="2726.2976" calcext:value-type="float">
            <text:p>2726.297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9"/>
        </table:table-row>
      </table:table>
      <table:table table:name="IM16" table:style-name="ta1">
        <table:table-column table:style-name="co1" table:default-cell-style-name="Default"/>
        <table:table-column table:style-name="co1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9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IM16</text:p>
          </table:table-cell>
          <table:table-cell table:number-columns-repeated="2"/>
          <table:table-cell office:value-type="string" calcext:value-type="string">
            <text:p>CPU, 16 threads, HARP2</text:p>
          </table:table-cell>
          <table:table-cell/>
          <table:table-cell office:value-type="string" calcext:value-type="string">
            <text:p>FPGA, 2 threads, HARP2</text:p>
          </table:table-cell>
          <table:table-cell/>
          <table:table-cell office:value-type="string" calcext:value-type="string">
            <text:p>sklearn, HARP2</text:p>
          </table:table-cell>
          <table:table-cell/>
          <table:table-cell office:value-type="string" calcext:value-type="string">
            <text:p>Tensorflow, HARP2</text:p>
          </table:table-cell>
          <table:table-cell/>
          <table:table-cell office:value-type="string" calcext:value-type="string">
            <text:p>Tensorflow, Pasca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#Samples</text:p>
          </table:table-cell>
          <table:table-cell table:formula="of:=41600*16" office:value-type="float" office:value="665600" calcext:value-type="float">
            <text:p>665600</text:p>
          </table:table-cell>
          <table:table-cell/>
          <table:table-cell office:value-type="string" calcext:value-type="string">
            <text:p>Epoch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Los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#Features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ize</text:p>
          </table:table-cell>
          <table:table-cell table:formula="of:=[.B2]*[.B3]*4/1000000" office:value-type="float" office:value="5452.5952" calcext:value-type="float">
            <text:p>5452.595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linreg, L2-re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go</text:p>
          </table:table-cell>
          <table:table-cell office:value-type="string" calcext:value-type="string">
            <text:p>SG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inibatch Siz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artition Size</text:p>
          </table:table-cell>
          <table:table-cell office:value-type="float" office:value="10400" calcext:value-type="float">
            <text:p>1040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mbda</text:p>
          </table:table-cell>
          <table:table-cell office:value-type="float" office:value="0.0001" calcext:value-type="float">
            <text:p>0.0001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6T12:40:18.475220560</meta:creation-date>
    <dc:date>2019-05-06T18:40:12.732189751</dc:date>
    <meta:editing-duration>PT5H59M34S</meta:editing-duration>
    <meta:editing-cycles>38</meta:editing-cycles>
    <meta:generator>LibreOffice/5.1.6.2$Linux_X86_64 LibreOffice_project/10m0$Build-2</meta:generator>
    <meta:document-statistic meta:table-count="7" meta:cell-count="755" meta:object-count="0"/>
  </office:meta>
</office:document-meta>
</file>